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a54e8" officeooo:paragraph-rsid="001a54e8"/>
    </style:style>
    <style:style style:name="P2" style:family="paragraph" style:parent-style-name="Standard">
      <style:text-properties officeooo:rsid="001a54e8" officeooo:paragraph-rsid="001e0dd0"/>
    </style:style>
    <style:style style:name="P3" style:family="paragraph" style:parent-style-name="Standard">
      <style:text-properties fo:font-weight="bold" officeooo:rsid="001a54e8" officeooo:paragraph-rsid="001e0dd0" style:font-weight-asian="bold" style:font-weight-complex="bold"/>
    </style:style>
    <style:style style:name="P4" style:family="paragraph" style:parent-style-name="Standard">
      <style:text-properties fo:font-weight="bold" officeooo:rsid="001a54e8" officeooo:paragraph-rsid="001a54e8" style:font-weight-asian="bold" style:font-weight-complex="bold"/>
    </style:style>
    <style:style style:name="P5" style:family="paragraph" style:parent-style-name="Standard">
      <style:paragraph-properties fo:text-align="start" style:justify-single-word="false"/>
      <style:text-properties style:text-underline-style="none" fo:font-weight="normal" officeooo:rsid="001a54e8" officeooo:paragraph-rsid="00266992" style:font-weight-asian="normal" style:font-weight-complex="normal"/>
    </style:style>
    <style:style style:name="P6" style:family="paragraph" style:parent-style-name="Standard">
      <style:paragraph-properties fo:text-align="start" style:justify-single-word="false"/>
      <style:text-properties style:text-underline-style="none" fo:font-weight="bold" officeooo:rsid="001a54e8" officeooo:paragraph-rsid="00266992" style:font-weight-asian="bold" style:font-weight-complex="bold"/>
    </style:style>
    <style:style style:name="P7" style:family="paragraph" style:parent-style-name="Standard">
      <style:text-properties officeooo:rsid="001a54e8" officeooo:paragraph-rsid="00266992"/>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1e7df3" officeooo:paragraph-rsid="00266992" style:font-weight-asian="bold" style:font-weight-complex="bold"/>
    </style:style>
    <style:style style:name="T1" style:family="text">
      <style:text-properties officeooo:rsid="001e0dd0"/>
    </style:style>
    <style:style style:name="T2" style:family="text">
      <style:text-properties fo:font-weight="bold" style:font-weight-asian="bold" style:font-weight-complex="bold"/>
    </style:style>
    <style:style style:name="T3" style:family="text">
      <style:text-properties fo:font-weight="bold" officeooo:rsid="001e0dd0" style:font-weight-asian="bold" style:font-weight-complex="bold"/>
    </style:style>
    <style:style style:name="T4" style:family="text">
      <style:text-properties officeooo:rsid="0021b554"/>
    </style:style>
    <style:style style:name="T5" style:family="text">
      <style:text-properties officeooo:rsid="0023d23b"/>
    </style:style>
    <style:style style:name="T6" style:family="text">
      <style:text-properties officeooo:rsid="0028ecf0"/>
    </style:style>
    <style:style style:name="T7" style:family="text">
      <style:text-properties officeooo:rsid="00260d24"/>
    </style:style>
    <style:style style:name="T8" style:family="text">
      <style:text-properties officeooo:rsid="00285b9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ext:span text:style-name="T4">STRINGS</text:span> PYTHON WORKOUT EXERCISE</text:p>
      <text:p text:style-name="P6">EXERCISE <text:span text:style-name="T1">1</text:span> ■ Pig Latin</text:p>
      <text:p text:style-name="P5">Pig Latin is a common children’s “secret” language in English-speaking countries.The rules for translating words from English into Pig Latin are quite simple:</text:p>
      <text:p text:style-name="P5">---If the word begins with a vowel (a, e, i, o, or u), add “way” to the end of the</text:p>
      <text:p text:style-name="P5">word. So “air” becomes “airway” and “eat” becomes “eatway.”</text:p>
      <text:p text:style-name="P5">---If the word begins with any other letter, then we take the first letter, put it on the end of the word, and then add “ay.” Thus, “python” becomes “ythonpay” and “computer” becomes “omputercay.”</text:p>
      <text:p text:style-name="P5">For this exercise, write a Python function ( pig_latin ) that takes a string as input,</text:p>
      <text:p text:style-name="P5">assumed to be an English word. The function should return the translation of this word</text:p>
      <text:p text:style-name="P5">into Pig Latin. You may assume that the word contains no capital letters or punctuation.</text:p>
      <text:p text:style-name="P6">EXERCISE <text:span text:style-name="T5">2</text:span> ■ Pig Latin <text:span text:style-name="T7">Sentence</text:span></text:p>
      <text:p text:style-name="P5"><text:span text:style-name="T7">T</text:span>ranslate a series of English words into Pig Latin</text:p>
      <text:p text:style-name="P5">Write a function called pl_sentence that takes a string containing several words, separated by</text:p>
      <text:p text:style-name="P5">spaces.</text:p>
      <text:p text:style-name="P6">EXERCISE <text:span text:style-name="T8">3</text:span> ■ <text:s/>Ubbi Dubbi</text:p>
      <text:p text:style-name="P5"><text:span text:style-name="T8">I</text:span>mplement a translator from English into another secret children’s language, Ubbi Dubbi.<text:span text:style-name="T8">E</text:span>very vowel (a, e, i, o, or u) is prefaced with ub . Thus milk becomes mubilk ( m-ub-ilk ) and program becomes prubogrubam ( prub-ogrub-am )</text:p>
      <text:p text:style-name="P5">For this exercise, </text:p>
      <text:p text:style-name="P5"><text:s text:c="2"/>– you’ll write a function (called ubbi_dubbi ) that takes a single word (string) as an argument. It returns a string, the word’s translation into Ubbi Dubbi.</text:p>
      <text:p text:style-name="P5"><text:s text:c="2"/>– So if the function is called with octopus , the function will return the string</text:p>
      <text:p text:style-name="P5">uboctubopubus . And if the user passes the argument elephant , you’ll output</text:p>
      <text:p text:style-name="P5">ubelubephubant .</text:p>
      <text:p text:style-name="P6">EXERCISE 8■Sorting a string</text:p>
      <text:p text:style-name="P5">In this exercise, </text:p>
      <text:p text:style-name="P5"><text:s/>– you’ll explore this idea by writing a function, strsort <text:s/>that takes a</text:p>
      <text:p text:style-name="P5">single string as its input and returns a string. </text:p>
      <text:p text:style-name="P5"><text:s/>– The returned string should contain the same characters as the input, except that its characters should be sorted in order, from the lowest Unicode value to the highest Unicode value. For example, the result of <text:span text:style-name="T6">sr</text:span>invoking strsort('cba') will be the string ab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2T06:26:26.834792914</meta:creation-date>
    <meta:editing-duration>PT12H16M27S</meta:editing-duration>
    <meta:editing-cycles>6</meta:editing-cycles>
    <meta:generator>LibreOffice/6.0.7.3$Linux_X86_64 LibreOffice_project/00m0$Build-3</meta:generator>
    <dc:date>2020-08-23T15:28:34.181576300</dc:date>
    <meta:document-statistic meta:table-count="0" meta:image-count="0" meta:object-count="0" meta:page-count="1" meta:paragraph-count="25" meta:word-count="348" meta:character-count="2026" meta:non-whitespace-character-count="1692"/>
  </office:meta>
</office:document-meta>
</file>